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style>
    <style:style style:name="P2" style:family="paragraph" style:parent-style-name="Standard">
      <style:paragraph-properties fo:margin-top="0.199cm" fo:margin-bottom="0cm"/>
      <style:text-properties fo:background-color="transparent"/>
    </style:style>
    <style:style style:name="P3" style:family="paragraph" style:parent-style-name="Standard">
      <style:paragraph-properties fo:margin-top="0.199cm" fo:margin-bottom="0cm"/>
      <style:text-properties style:text-underline-style="solid" style:text-underline-width="auto" style:text-underline-color="font-color"/>
    </style:style>
    <style:style style:name="P4"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5" style:family="paragraph" style:parent-style-name="Heading_20_3">
      <style:paragraph-properties fo:margin-top="0.199cm" fo:margin-bottom="0cm"/>
      <style:text-properties fo:background-color="transparent"/>
    </style:style>
    <style:style style:name="P6" style:family="paragraph" style:parent-style-name="Heading_20_3">
      <style:paragraph-properties fo:margin-top="0.199cm" fo:margin-bottom="0cm" fo:text-align="start" style:justify-single-word="false"/>
      <style:text-properties fo:color="#000000" fo:background-color="transparent"/>
    </style:style>
    <style:style style:name="P7" style:family="paragraph" style:parent-style-name="Heading_20_2">
      <style:paragraph-properties fo:margin-top="0.199cm" fo:margin-bottom="0cm"/>
      <style:text-properties fo:background-color="transparent"/>
    </style:style>
    <style:style style:name="P8" style:family="paragraph" style:parent-style-name="Standard">
      <style:text-properties fo:background-color="transparen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style:text-underline-style="solid" style:text-underline-width="auto" style:text-underline-color="font-color" fo:background-color="transparent"/>
    </style:style>
    <style:style style:name="P11" style:family="paragraph" style:parent-style-name="Standard">
      <style:text-properties style:text-underline-style="none"/>
    </style:style>
    <style:style style:name="P12" style:family="paragraph" style:parent-style-name="Standard">
      <style:text-properties style:text-underline-style="none" fo:background-color="transparent"/>
    </style:style>
    <style:style style:name="P13" style:family="paragraph" style:parent-style-name="Text_20_body">
      <style:text-properties fo:background-color="transparent"/>
    </style:style>
    <style:style style:name="P14" style:family="paragraph" style:parent-style-name="Heading_20_4">
      <style:text-properties style:text-underline-style="none" fo:background-color="transparent"/>
    </style:style>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6"/>
    <style:style style:name="P20" style:family="paragraph" style:parent-style-name="Standard" style:list-style-name="L6"/>
    <style:style style:name="P21" style:family="paragraph" style:parent-style-name="Standard" style:list-style-name="L6"/>
    <style:style style:name="P22" style:family="paragraph" style:parent-style-name="Standard" style:list-style-name="L6"/>
    <style:style style:name="P23" style:family="paragraph" style:parent-style-name="Standard" style:list-style-name="L9"/>
    <style:style style:name="P24" style:family="paragraph" style:parent-style-name="Standard" style:list-style-name="L10"/>
    <style:style style:name="P25" style:family="paragraph" style:parent-style-name="Standard">
      <style:text-properties style:text-underline-style="none" fo:background-color="transparent"/>
    </style:style>
    <style:style style:name="P26" style:family="paragraph" style:parent-style-name="Standard" style:list-style-name="L11">
      <style:text-properties style:text-underline-style="none" fo:background-color="transparent"/>
    </style:style>
    <style:style style:name="P27" style:family="paragraph" style:parent-style-name="Standard" style:list-style-name="L11">
      <style:text-properties style:text-underline-style="none" fo:background-color="transparent"/>
    </style:style>
    <style:style style:name="P28" style:family="paragraph" style:parent-style-name="Standard" style:list-style-name="L11">
      <style:text-properties style:text-underline-style="none" fo:background-color="transparent"/>
    </style:style>
    <style:style style:name="P29" style:family="paragraph" style:parent-style-name="Standard">
      <style:text-properties fo:background-color="transparent"/>
    </style:style>
    <style:style style:name="P30" style:family="paragraph" style:parent-style-name="Standard">
      <style:text-properties style:text-underline-style="solid" style:text-underline-width="auto" style:text-underline-color="font-color"/>
    </style:style>
    <style:style style:name="P31" style:family="paragraph" style:parent-style-name="Standard">
      <style:paragraph-properties fo:margin-top="0.199cm" fo:margin-bottom="0cm"/>
    </style:style>
    <style:style style:name="P32" style:family="paragraph" style:parent-style-name="Standard">
      <style:paragraph-properties fo:margin-top="0.199cm" fo:margin-bottom="0cm"/>
      <style:text-properties fo:background-color="transparent"/>
    </style:style>
    <style:style style:name="P33" style:family="paragraph" style:parent-style-name="Standard" style:list-style-name="L2">
      <style:paragraph-properties fo:margin-top="0.199cm" fo:margin-bottom="0cm"/>
      <style:text-properties fo:background-color="transparent"/>
    </style:style>
    <style:style style:name="P34" style:family="paragraph" style:parent-style-name="Standard" style:list-style-name="L2">
      <style:paragraph-properties fo:margin-top="0.199cm" fo:margin-bottom="0cm"/>
      <style:text-properties fo:background-color="transparent"/>
    </style:style>
    <style:style style:name="P35" style:family="paragraph" style:parent-style-name="Standard" style:list-style-name="L2">
      <style:paragraph-properties fo:margin-top="0.199cm" fo:margin-bottom="0cm"/>
      <style:text-properties fo:background-color="transparent"/>
    </style:style>
    <style:style style:name="P36" style:family="paragraph" style:parent-style-name="Standard" style:list-style-name="L2">
      <style:paragraph-properties fo:margin-top="0.199cm" fo:margin-bottom="0cm"/>
      <style:text-properties fo:background-color="transparent"/>
    </style:style>
    <style:style style:name="P37" style:family="paragraph" style:parent-style-name="Standard" style:list-style-name="L3">
      <style:paragraph-properties fo:margin-top="0.199cm" fo:margin-bottom="0cm"/>
      <style:text-properties fo:background-color="transparent"/>
    </style:style>
    <style:style style:name="P38" style:family="paragraph" style:parent-style-name="Standard" style:list-style-name="L3">
      <style:paragraph-properties fo:margin-top="0.199cm" fo:margin-bottom="0cm"/>
      <style:text-properties fo:background-color="transparent"/>
    </style:style>
    <style:style style:name="P39" style:family="paragraph" style:parent-style-name="Standard" style:list-style-name="L3">
      <style:paragraph-properties fo:margin-top="0.199cm" fo:margin-bottom="0cm"/>
      <style:text-properties fo:background-color="transparent"/>
    </style:style>
    <style:style style:name="P40" style:family="paragraph" style:parent-style-name="Standard" style:list-style-name="L4">
      <style:paragraph-properties fo:margin-top="0.199cm" fo:margin-bottom="0cm"/>
      <style:text-properties fo:background-color="transparent"/>
    </style:style>
    <style:style style:name="P41" style:family="paragraph" style:parent-style-name="Standard" style:list-style-name="L4">
      <style:paragraph-properties fo:margin-top="0.199cm" fo:margin-bottom="0cm"/>
      <style:text-properties fo:background-color="transparent"/>
    </style:style>
    <style:style style:name="P42" style:family="paragraph" style:parent-style-name="Standard" style:list-style-name="L4">
      <style:paragraph-properties fo:margin-top="0.199cm" fo:margin-bottom="0cm"/>
      <style:text-properties fo:background-color="transparent"/>
    </style:style>
    <style:style style:name="P43" style:family="paragraph" style:parent-style-name="Standard" style:list-style-name="L4">
      <style:paragraph-properties fo:margin-top="0.199cm" fo:margin-bottom="0cm"/>
      <style:text-properties fo:background-color="transparent"/>
    </style:style>
    <style:style style:name="P44" style:family="paragraph" style:parent-style-name="Standard" style:list-style-name="L4">
      <style:paragraph-properties fo:margin-top="0.199cm" fo:margin-bottom="0cm"/>
      <style:text-properties fo:background-color="transparent"/>
    </style:style>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8"/>
    <style:style style:name="P48" style:family="paragraph" style:parent-style-name="Text_20_body" style:list-style-name="L8"/>
    <style:style style:name="P49" style:family="paragraph" style:parent-style-name="Text_20_body" style:list-style-name="L7">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7">
      <style:paragraph-properties fo:margin-top="0cm" fo:margin-bottom="0cm"/>
    </style:style>
    <style:style style:name="P52" style:family="paragraph" style:parent-style-name="Text_20_body" style:list-style-name="L7">
      <style:paragraph-properties fo:margin-top="0cm" fo:margin-bottom="0cm"/>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fo:background-color="transparent"/>
    </style:style>
    <style:style style:name="T6" style:family="text">
      <style:text-properties fo:font-style="normal"/>
    </style:style>
    <style:style style:name="T7"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t;&lt;AUTOR&gt;&gt;</text:p>
      <text:p text:style-name="P2">François Déchelle, Eric Viara</text:p>
      <text:p text:style-name="P2">&lt;&lt;/AUTOR&gt;&gt;</text:p>
      <text:p text:style-name="P2">&lt;&lt;TITRE&gt;&gt;</text:p>
      <text:h text:style-name="P4" text:outline-level="1">EyeDB, une base de donnée objet pour Linux</text:h>
      <text:p text:style-name="P2">&lt;&lt;/TYTUL&gt;&gt;</text:p>
      <text:p text:style-name="P2">&lt;&lt;LEAD&gt;&gt;</text:p>
      <text:p text:style-name="Standard">EyeDB est un système de gestion de base de données orienté objet (SGBDO) open source.</text:p>
      <text:p text:style-name="Standard">Développé initialement pour des projets de recherche en biologie moléculaire, EyeDB est une base de donnée objet dotée de nombreuses fonctionnalités avancées et fournit une plate-forme de persistance d'objets multi-langages performante.</text:p>
      <text:p text:style-name="P8">&lt;&lt;/LEAD&gt;&gt;</text:p>
      <text:p text:style-name="P2">&lt;&lt;RAMKA&gt;&gt;</text:p>
      <text:h text:style-name="P5" text:outline-level="3">Cet article explique...</text:h>
      <text:list text:style-name="L2">
        <text:list-item>
          <text:p text:style-name="P33"><text:tab/>Ce que sont les bases de données objets,</text:p>
        </text:list-item>
        <text:list-item>
          <text:p text:style-name="P33"><text:tab/>Comment compiler et installer EyeDB,</text:p>
        </text:list-item>
        <text:list-item>
          <text:p text:style-name="P33"><text:tab/>Comment créer et utiliser une base EyeDB,</text:p>
        </text:list-item>
        <text:list-item>
          <text:p text:style-name="P33"><text:tab/>Comment développer avec EyeDB en Java ou en C++.</text:p>
        </text:list-item>
      </text:list>
      <text:h text:style-name="P5" text:outline-level="3">Ce qu'il faut savoir...</text:h>
      <text:list text:style-name="L3">
        <text:list-item>
          <text:p text:style-name="P37"><text:tab/>Des connaissances minimales en bases de données,</text:p>
        </text:list-item>
        <text:list-item>
          <text:p text:style-name="P37"><text:tab/>Les principes de base de la conception objet (héritage, relations, polymorphisme...).</text:p>
        </text:list-item>
        <text:list-item>
          <text:p text:style-name="P37"><text:tab/>Compiler et installer un logiciel fourni sous forme de code source.</text:p>
        </text:list-item>
      </text:list>
      <text:p text:style-name="P2">&lt;&lt;/RAMKA&gt;&gt;</text:p>
      <text:p text:style-name="P2">&lt;&lt;RAMKA&gt;&gt;</text:p>
      <text:h text:style-name="P6" text:outline-level="3">À propos des auteurs</text:h>
      <text:p text:style-name="Standard">François Déchelle est un consultant indépendant spécialiste des technologies objets et de l'open source. Il a travaillé à l'Ircam où il a développé le logiciel jMax; il travaille avec Eric Viara sur le projet EyeDB depuis plusieurs années. François Déchelle est aussi le "public project lead" de Creative Commons France.</text:p>
      <text:p text:style-name="Standard"><text:span text:style-name="T4">&lt;&lt;/RAMKA&gt;&gt;</text:span></text:p>
      <text:h text:style-name="P7" text:outline-level="2">Qu'est-ce qu'une base de données objet ?</text:h>
      <text:p text:style-name="P2">Une base de donnée objet est un cas particulier de base de donnée, mieux adapté à la programmation objet.</text:p>
      <text:h text:style-name="Heading_20_4" text:outline-level="4">Bases de données relationnelles, bases objets, mapping objet/relationnel...</text:h>
      <text:p text:style-name="Standard">Les bases de données open source les plus connues, MySQL et PostgreSQL, sont des bases de données <text:span text:style-name="T1">relationnelles</text:span> : les données sont stockées dans des <text:span text:style-name="T1">tables</text:span> qui possèdent un certain nombre de <text:span text:style-name="T1">colonnes</text:span> ou champs permettant de décrire des <text:span text:style-name="T1">n-uplets</text:span> (<text:span text:style-name="T1">lignes</text:span> ou <text:span text:style-name="T1">enregistrements</text:span><text:span text:style-name="T7">). Les champs peuvent être de types simples </text:span>(entiers, chaînes de caractères, dates, ...), être des <text:span text:style-name="T1">clés primaires</text:span> (identifiant de manière unique un n-<text:soft-page-break/>uplet) ou des <text:span text:style-name="T1">clés étrangères</text:span> (clés primaires d'autres n-uplets, ce qui permet de créer des liens entre des tables).</text:p>
      <text:p text:style-name="Standard">Les bases de données objet modélisent les données directement sous forme d'<text:span text:style-name="T1">objets</text:span>. Un objet a un type (sa <text:span text:style-name="T1">classe</text:span>) et contient des données qui représentent son <text:span text:style-name="T1">état</text:span>. Un objet peut contenir des références à d'autres objets, ce qui rend la navigation dans des structures arborescentes immédiate.</text:p>
      <text:p text:style-name="Standard">Afin de concilier la programmation objet et la représentation relationnelle, des solution de <text:span text:style-name="T1">mapping objet-relationnel</text:span> sont apparues, la plus connue étant le framework open source Hibernate. Ces frameworks permettent de sauvegarder l'état d'un objet dans une base de donnée relationnelle. Toutefois, les bases de données relationnelles n'ont pas initialement été conçues dans ce but et les utiliser pour stocker des objets impose une contorsion souvent baptisée <text:span text:style-name="T1">erreur d'impédance objet-relationnel</text:span>.</text:p>
      <text:p text:style-name="Standard">Une base de donnée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projets similaires</text:h>
      <text:p text:style-name="Standard"><text:span text:style-name="T1">Nous présenterons quelques projets similaires (db4o, ZODB, Orient)</text:span>.</text:p>
      <text:h text:style-name="Heading_20_4" text:outline-level="4">L'architecture de EyeDB</text:h>
      <text:p text:style-name="P1">EyeDB est un système de gestion de base de données objet.</text:p>
      <text:p text:style-name="P1">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h text:style-name="Heading_20_2" text:outline-level="2">Compiler et installer EyeDB</text:h>
      <text:p text:style-name="P2">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2">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2">Déplacez-vous dans le dossier où vous souhaitez déballer l'archive: <text:span text:style-name="T2">cd /home/francois/eyed</text:span>b et déballez l'archive: <text:span text:style-name="T2">tar xvjf /home/francois/Téléchargements/eyedb-2.8.5.tar.bz2</text:span>. Cette commande va créer un répertoire <text:span text:style-name="T1">eyedb-2.8.5</text:span></text:p>
      <text:p text:style-name="P2">EyeDB a besoin d'un certain nombre de prérequis pour pouvoir être compilé. Ceux-ci peuvent être installés facilement car ils sont disponibles sous forme de packages pour la plupart des distributions Linux. Ces pré-requis sont les suivants:</text:p>
      <text:list text:style-name="L4">
        <text:list-item>
          <text:p text:style-name="P40"><text:soft-page-break/>compilateur C++</text:p>
        </text:list-item>
        <text:list-item>
          <text:p text:style-name="P40">analyseur lexical <text:span text:style-name="T1">flex</text:span></text:p>
        </text:list-item>
        <text:list-item>
          <text:p text:style-name="P40">analyseur syntaxique <text:span text:style-name="T1">bison</text:span></text:p>
        </text:list-item>
        <text:list-item>
          <text:p text:style-name="P40">Java Development Kit</text:p>
        </text:list-item>
        <text:list-item>
          <text:p text:style-name="P40">processeur XML <text:span text:style-name="T1">xsltproc</text:span> et LaTeX, ceci uniquement si vous souhaitez reconstruire la documentation</text:p>
        </text:list-item>
      </text:list>
      <text:p text:style-name="P2">Après avoir installé si nécessaire ces éléments, vous pouvez lancer la compilation de EyeDB. Si un prérequis indispensable est absent, le script <text:span text:style-name="T1">configure</text:span> vous signalera une erreur.</text:p>
      <text:p text:style-name="P2">Déplacez-vous dans le dossier créé: </text:p>
      <text:p text:style-name="P2"><text:span text:style-name="T2">cd /home/francois/eyedb/eyedb-2.8.5</text:span> </text:p>
      <text:p text:style-name="P2">et lancer la configuration:</text:p>
      <text:p text:style-name="P2"><text:span text:style-name="T2">./configure –prefix=$HOME/eyedb/install</text:span> </text:p>
      <text:p text:style-name="P2">L'option <text:span text:style-name="T2">–prefix</text:span>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P2">Le script de configure vérifie la présence des logiciels nécessaires pour compiler EyeDB et détecte automatiquement les caractéristiques du système sur lequel vous compilez. A la fin de l'exécution du script <text:span text:style-name="T2">configure</text:span>, celui-ci affiche un résumé des valeurs détectées.</text:p>
      <text:p text:style-name="P2">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nous avions choisi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9">$HOME/eyedb/install/share/eyedb/tools/eyedb-post-install.sh</text:p>
      <text:p text:style-name="Standard">Une fois ce script exécuté, votre installation de EyeDB est opérationnelle. Vous pouvez la tester en lançant le serveur: </text:p>
      <text:p text:style-name="P9">$HOME/eyedb/install/sbin/eyedbctl start</text:p>
      <text:p text:style-name="Standard">Le message suivant doit s'afficher:</text:p>
      <text:p text:style-name="P9">Starting EyeDB Server<text:line-break/> Version <text:s text:c="5"/>V2.7.5<text:line-break/> Compiled <text:s text:c="4"/>Jan 28 2006 04:06:17<text:line-break/> Architecture linux-x86-64<text:line-break/> Program Pid 9159</text:p>
      <text:p text:style-name="Standard">La version, la date de compilation... peuvent bien entendu différer de l'exemple cité ci-dessus.</text:p>
      <text:h text:style-name="Heading_20_4" text:outline-level="4"><text:soft-page-break/>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5">
        <text:list-item>
          <text:p text:style-name="P15"><text:span text:style-name="T2">eyedbctl start</text:span> pour démarrer le serveur,</text:p>
        </text:list-item>
        <text:list-item>
          <text:p text:style-name="P15"><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P8">&lt;&lt;LISTING&gt;&gt;</text:p>
      <text:p text:style-name="P8">Listing 1. L'affichage de l'état du serveur EyeDB avec la commande <text:span text:style-name="T2">eyedbctl status</text:span>.</text:p>
      <text:p text:style-name="Standard">EyeDB Server running since Mon Jan 28 10:18:58 2008 <text:line-break/><text:line-break/> <text:s/>Version <text:s text:c="6"/>V2.8.2 <text:line-break/> <text:s/>Date <text:s text:c="9"/>Sep 23 2007 21:51:26 <text:line-break/> <text:s/>Architecture <text:s/>i686-pc-linux-gnu <text:line-break/> <text:s/>Program Pid <text:s text:c="2"/>5739 <text:line-break/> <text:s/>Running Under francois <text:line-break/><text:line-break/> <text:s/>SMD Port <text:s text:c="5"/>/home/francois/projects/eyedb/install/var/lib/eyedb/pipes/eyedbsmd <text:line-break/> <text:s/>Listening on <text:s/>localhost:6240 <text:line-break/> <text:s text:c="15"/>localhost:/home/francois/projects/eyedb/install/var/lib/eyedb/pipes/eyedbd <text:line-break/> <text:s/>Datafile Directory /home/francois/projects/eyedb/install/var/lib/eyedb/db <text:line-break/><text:line-break/> <text:s/>No Clients connected. </text:p>
      <text:p text:style-name="Standard">&lt;&lt;/LISTING&gt;&gt;</text:p>
      <text:h text:style-name="Heading_20_2" text:outline-level="2">Définir un schéma de données avec ODL</text:h>
      <text:p text:style-name="P1">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9">eyedbadmin database create linuxplus</text:p>
      <text:p text:style-name="Standard">pour créer la base nommée <text:span text:style-name="T2">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9">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text:soft-page-break/>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6">
        <text:list-item>
          <text:p text:style-name="P17">un cours est caractérisé par un titre et une description</text:p>
        </text:list-item>
        <text:list-item>
          <text:p text:style-name="P17">un étudiant est caractérisé par un prénom, un nom et une année d'étude</text:p>
        </text:list-item>
        <text:list-item>
          <text:p text:style-name="P17">un professeur est caractérisé par un prénom et un nom</text:p>
        </text:list-item>
        <text:list-item>
          <text:p text:style-name="P17">un professeur est chargé d'un ou plusieurs cours</text:p>
        </text:list-item>
        <text:list-item>
          <text:p text:style-name="P17">un étudiant est inscrit à un ou plusieurs cours</text:p>
        </text:list-item>
        <text:list-item>
          <text:p text:style-name="P17">un cours a un seul professeur</text:p>
        </text:list-item>
      </text:list>
      <text:p text:style-name="P13">&lt;&lt;RYSUNEK&gt;&gt;</text:p>
      <text:p text:style-name="P2">&lt;&lt;GRAFIKA file=eyedb_figure_01.tif&gt;&gt;</text:p>
      <text:p text:style-name="P2">Figure 1. Schéma UML des classes de la base EyeDB</text:p>
      <text:p text:style-name="P2">&lt;&lt;/RYSUNEK&gt;&gt;</text:p>
      <text:p text:style-name="Text_20_body">Le schéma ODL présenté listing 2 implémente ce modèle en introduisant :</text:p>
      <text:list text:style-name="L7">
        <text:list-item>
          <text:p text:style-name="P49">les attributs des différentes classes: firstname, lastname, begin_year, title, description,</text:p>
        </text:list-item>
        <text:list-item>
          <text:p text:style-name="P49">une super-classe Person qui factorise les attributs firsname et lastname des classes Student et Teacher,</text:p>
        </text:list-item>
        <text:list-item>
          <text:p text:style-name="P49">une relation entre Student et Course, représentant les cours auxquels un étudiant est inscrit</text:p>
        </text:list-item>
        <text:list-item>
          <text:p text:style-name="P49">une relation entre Teacher et Course représentant les cours dont un professeur est chargé.</text:p>
        </text:list-item>
      </text:list>
      <text:p text:style-name="P2">&lt;&lt;LISTING lang=JAVA&gt;&gt;</text:p>
      <text:p text:style-name="P8">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8">
        <text:list-item>
          <text:p text:style-name="P45">le mot clé <text:span text:style-name="T2">extends</text:span> indique que les classes Student et Teacher héritent de la classe Personne,</text:p>
        </text:list-item>
        <text:list-item>
          <text:p text:style-name="P45">les attributs <text:span text:style-name="T2">set&lt;Course *&gt; courses</text:span> dans la classe <text:span text:style-name="T2">Student</text:span> et <text:span text:style-name="T2">set&lt;Student *&gt; students</text:span> dans la classe Course réalisent la relation entre un Etudiant et les Courses auxquels il est inscrit,</text:p>
        </text:list-item>
        <text:list-item>
          <text:p text:style-name="P45"><text:soft-page-break/>les attributs <text:span text:style-name="T2">set&lt;Course *&gt; courses</text:span> dans la classe <text:span text:style-name="T2">Teacher</text:span> et <text:span text:style-name="T2">Teacher *teacher</text:span> dans la classe <text:span text:style-name="T2">Course</text:span> réalisent la relation entre un Course et le professeur qui en a la charge (un professeur peut être chargé de plusieurs cours, un cours a un seul professeur),</text:p>
        </text:list-item>
        <text:list-item>
          <text:p text:style-name="P4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text:span text:style-name="T1">Emacs</text:span>. Une fois ce fichier créé, mettez à jour le schéma de la base déjà créée avec la commande <text:span text:style-name="T1">eyedbodl</text:span> :</text:p>
      <text:p text:style-name="P9">eyedbodl -d linuxplus -u linuxplus.odl</text:p>
      <text:p text:style-name="P11">Vérifiez que la mise à jour du schéma a correctement fonctionné en affichant ce schéma avec la commande :</text:p>
      <text:p text:style-name="P9">eyedbodl -d linuxplus –gencode=ODL</text:p>
      <text:p text:style-name="P11">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9">eyedboql -d linuxplus -w</text:p>
      <text:p text:style-name="Standard">L'option <text:span text:style-name="T2">-d</text:span> sert à spécifier la base à utiliser, l'option <text:span text:style-name="T2">-w</text:span> indique que vous allez écrire dans la base.</text:p>
      <text:h text:style-name="Heading_20_4" text:outline-level="4">Créer des objets avec OQL</text:h>
      <text:p text:style-name="P1">La création d'objets se fait avec l'instruction <text:span text:style-name="T2">new</text:span>, de manière assez similaire à Java. L'opérateur <text:span text:style-name="T2">new</text:span> doit être suivi du nom de la classe à instancer, puis des valeurs à donner aux attributs de la classe en spécifiant l'attribut suivi de <text:span text:style-name="T2">:</text:span> suivi de la valeur, comme dans l'exemple suivant: </text:p>
      <text:p text:style-name="Standard"><text:span text:style-name="T2">c := new Course( title : "Langage C", description : "Le langage de programmation C")</text:span> </text:p>
      <text:p text:style-name="Standard">L'objet créé par <text:span text:style-name="T2">new</text:span>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P8">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text:soft-page-break/>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2">:=</text:span> de OQL, comme par exemple ainsi :</text:p>
      <text:p text:style-name="Standard"><text:span text:style-name="T2">oodbms.teacher := eric_viara;</text:span> </text:p>
      <text:p text:style-name="Standard">Ceci affectera l'objet <text:span text:style-name="T2">eric_viara</text:span> à l'attribut <text:span text:style-name="T2">teacher</text:span> de l'objet <text:span text:style-name="T2">oodbms</text:span> ce qui réalise la relation <text:span text:style-name="T2">teacher</text:span> entre la classe <text:span text:style-name="T2">Course</text:span> et la classe <text:span text:style-name="T2">Teacher</text:span>.</text:p>
      <text:p text:style-name="Standard">Dans le cas où la relation est de type n-aire, comme dans notre exemple la relation <text:span text:style-name="T2">courses</text:span> de la classe <text:span text:style-name="T2">Student</text:span>, il faut utiliser l'opérateur <text:span text:style-name="T2">add</text:span>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text:span text:style-name="T2">students</text:span> entre la classe <text:span text:style-name="T2">Course</text:span> et la classe <text:span text:style-name="T2">Student</text:span>.</text:p>
      <text:p text:style-name="Standard">Vous trouverez un exemple complet d'affectations sur les attributs relations pour le schéma déjà présenté dans le listing 4.</text:p>
      <text:p text:style-name="Standard">&lt;&lt;LISTING lang=SQL&gt;&gt;</text:p>
      <text:p text:style-name="P8">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9">
        <text:list-item>
          <text:p text:style-name="P23">la commande <text:span text:style-name="T2">\print</text:span> affiche le dernier objet manipulé, comme dans :</text:p>
        </text:list-item>
      </text:list>
      <text:p text:style-name="P9">? eric_viara;<text:line-break/>= 2634.5.228915:oid<text:line-break/>? \print<text:line-break/>Teacher {2634.5.228915:oid} = { <text:line-break/> <text:s text:c="7"/>firstname = "Eric";<text:line-break/> <text:s text:c="7"/>lastname = "Viara";</text:p>
      <text:list text:style-name="L10">
        <text:list-item>
          <text:p text:style-name="P24">la commande <text:span text:style-name="T2">\quit</text:span> permet de quitter l'interpréteur OQL</text:p>
        </text:list-item>
      </text:list>
      <text:h text:style-name="Heading_20_4" text:outline-level="4">Rechercher et modifier des objets avec OQL</text:h>
      <text:p text:style-name="P1">Une fois des objets insérés dans la base, vous allez pouvoir les rechercher, les afficher, les modifier à l'aide de requêtes OQL.</text:p>
      <text:p text:style-name="P1">La première forme de requête OQL permet d'afficher tous les objets d'une classe :</text:p>
      <text:p text:style-name="P3">? select Student;<text:line-break/>= bag(2663.6.15736:oid, 2661.6.91256:oid)<text:line-break/>? \print<text:line-break/>Student {2663.6.15736:oid} = { <text:line-break/><text:soft-page-break/> <text:s text:c="7"/>Person::firstname = "Suzan";<text:line-break/> <text:s text:c="7"/>Person::lastname = "Mulder";</text:p>
      <text:p text:style-name="P1">Vous remarquerez qu'une requête OQL retourne un <text:span text:style-name="T2">bag</text:span>, c'est-à-dire une collection d'objets. Pour l'afficher, utilisez la commande OQL <text:span text:style-name="T2">\print</text:span>.</text:p>
      <text:p text:style-name="P1">Pour rechercher les étudiants dont le prénom est "John", utilisez la requête OQL suivante:</text:p>
      <text:p text:style-name="P3">select Student.firstname = "John"; </text:p>
      <text:p text:style-name="P1">Pour modifier un objet, vous pouvez chercher l'objet et le stocker dans un variable, puis le modifier:</text:p>
      <text:p text:style-name="P3">? x := first(select Student.firstname = "John");<text:line-break/>? x.firstname := "Mark";<text:line-break/>? x;<text:line-break/>? \print<text:line-break/>Student {2661.6.91256:oid} = { <text:line-break/> <text:s text:c="7"/>Person::firstname = "Mark";<text:line-break/> <text:s text:c="7"/>Person::lastname = "Harris";</text:p>
      <text:p text:style-name="P1">Vous pouvez aussi procéder plus directement:</text:p>
      <text:p text:style-name="P3">? (select Student.firstname = "John").firstname := "Mark";</text:p>
      <text:p text:style-name="P1">Le listing 5 donne des exemples complets de recherche d'objets avec OQL.</text:p>
      <text:p text:style-name="Standard">&lt;&lt;LISTING lang=SQL&gt;&gt;</text:p>
      <text:p text:style-name="P8">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text:soft-page-break/>//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2">eyedbodl</text:span> avec l'option <text:span text:style-name="T2">–gencode=java</text:span>, qui va générer les sources Java correspondant à votre schéma ODL :</text:p>
      <text:p text:style-name="P9">eyedbodl --gencode=Java --package=linuxplus linuxplus.odl</text:p>
      <text:p text:style-name="Standard">Cette commande va générer un certain nombre de fichiers Java dans le sous-répertoire <text:span text:style-name="T1">linuxplus;</text:span> vous constaterez que en particulier les fichiers <text:span text:style-name="T1">Person.java</text:span>, <text:span text:style-name="T1">Student.java</text:span>, <text:span text:style-name="T1">Teacher.java</text:span> et <text:span text:style-name="T1">Course.java</text:span> ont été générés, correspondant aux classes définies dans votre schéma ODL.</text:p>
      <text:p text:style-name="Standard">Une fois ces fichiers générés, vous pouvez les compiler en lançant la commande suivante dans le répertoire <text:span text:style-name="T1">linuxplus</text:span> créé :</text:p>
      <text:p text:style-name="P9">javac -cp <text:span text:style-name="T4">$HOME/eyedb/install/lib/eyedb/java/eyedb.jar </text:span>*.java</text:p>
      <text:p text:style-name="Standard">L'option <text:span text:style-name="T2">-cp </text:span><text:span text:style-name="T3">$HOME/eyedb/install/lib/eyedb/java/eyedb.jar</text:span><text:span text:style-name="T5"> permet de spécifier la bibliothèque java EyeDB; cette bibliothèque est compilée et installée lors de la compilation de EyeDB, si le compilateur Java est présent. Reportez-vous au chapitre "Compiler et installer EyeDB" pour plus d'information.</text:span></text:p>
      <text:h text:style-name="P14" text:outline-level="4">Ecrire un programme Java utilisant les classes EyeDB</text:h>
      <text:p text:style-name="P12">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1">
        <text:list-item>
          <text:p text:style-name="P26"><text:soft-page-break/>avant d'ouvrir la base, il faut initialiser les packages</text:p>
        </text:list-item>
        <text:list-item>
          <text:p text:style-name="P26">la création et l'écriture d'objets doit toujours se faire à l'intérieur d'une transaction</text:p>
        </text:list-item>
        <text:list-item>
          <text:p text:style-name="P26">à chaque attribut défini dans le schéma ODL correspond une méthode Java <text:span text:style-name="T2">set</text:span> </text:p>
        </text:list-item>
      </text:list>
      <text:p text:style-name="P12">&lt;&lt;LISTING lang=Java&gt;&gt;</text:p>
      <text:p text:style-name="P8">Listing 6. Un programme Java simple utilisant une base EyeDB</text:p>
      <text:p text:style-name="P12">import linuxplus.*;</text:p>
      <text:p text:style-name="P12"/>
      <text:p text:style-name="P12">class Test {</text:p>
      <text:p text:style-name="P12"><text:s text:c="4"/>public static void main( String[] args)</text:p>
      <text:p text:style-name="P12"><text:s text:c="4"/>{</text:p>
      <text:p text:style-name="P12"><text:s text:c="6"/>try {</text:p>
      <text:p text:style-name="P12"><text:s text:c="10"/>// Initialisation du package 'eyedb'</text:p>
      <text:p text:style-name="P12"><text:s text:c="10"/>org.eyedb.Root.init("Test", args);</text:p>
      <text:p text:style-name="P12"><text:s text:c="5"/></text:p>
      <text:p text:style-name="P12"><text:s text:c="10"/>// Initialisation du package 'linuxplus'</text:p>
      <text:p text:style-name="P12"><text:s text:c="10"/>linuxplus.Database.init();</text:p>
      <text:p text:style-name="P12"/>
      <text:p text:style-name="P12"><text:s text:c="10"/>// Ouverture de la base "linuxplus"</text:p>
      <text:p text:style-name="P12"><text:s text:c="10"/>linuxplus.Database db = new linuxplus.Database("linuxplus");</text:p>
      <text:p text:style-name="P12"><text:s text:c="10"/>org.eyedb.Connection conn = new org.eyedb.Connection();</text:p>
      <text:p text:style-name="P12"><text:s text:c="10"/>db.open(conn, org.eyedb.Database.DBRW);</text:p>
      <text:p text:style-name="P12"/>
      <text:p text:style-name="P12"><text:s text:c="10"/>// Ouverture d'une transaction</text:p>
      <text:p text:style-name="P12"><text:s text:c="10"/>db.transactionBegin();</text:p>
      <text:p text:style-name="P12"/>
      <text:p text:style-name="P12"><text:s text:c="10"/>// Creation d'objets</text:p>
      <text:p text:style-name="P12"><text:s text:c="10"/>Course oodbms = new Course( db);</text:p>
      <text:p text:style-name="P12"><text:s text:c="10"/>oodbms.setTitle( "OODBMS");</text:p>
      <text:p text:style-name="P12"><text:s text:c="10"/>oodbms.setDescription( "Object database management systems"); </text:p>
      <text:p text:style-name="P12"/>
      <text:p text:style-name="P12"><text:s text:c="10"/>Student john_harris = new Student( db);</text:p>
      <text:p text:style-name="P12"><text:s text:c="10"/>john_harris.setFirstname( "John");</text:p>
      <text:p text:style-name="P12"><text:s text:c="10"/>john_harris.setLastname( "Harris");</text:p>
      <text:p text:style-name="P12"><text:s text:c="10"/>john_harris.setBeginYear( (short)2002); </text:p>
      <text:p text:style-name="P12"/>
      <text:p text:style-name="P12"><text:s text:c="10"/>Teacher eric_viara = new Teacher( db);</text:p>
      <text:p text:style-name="P12"><text:s text:c="10"/>eric_viara.setFirstname( "Eric");</text:p>
      <text:p text:style-name="P12"><text:s text:c="10"/>eric_viara.setLastname( "Viara");</text:p>
      <text:p text:style-name="P12"/>
      <text:p text:style-name="P12"><text:s text:c="10"/>oodbms.setTeacher( eric_viara); </text:p>
      <text:p text:style-name="P12"/>
      <text:p text:style-name="P12"><text:s text:c="10"/>john_harris.addToCoursesColl(oodbms);</text:p>
      <text:p text:style-name="P12"/>
      <text:p text:style-name="P12"><text:s text:c="10"/>// Ecriture des objets dans la base</text:p>
      <text:p text:style-name="P12"><text:s text:c="10"/>oodbms.store(org.eyedb.RecMode.FullRecurs);</text:p>
      <text:p text:style-name="P12"><text:s text:c="10"/>eric_viara.store(org.eyedb.RecMode.FullRecurs);</text:p>
      <text:p text:style-name="P12"><text:s text:c="10"/>john_harris.store(org.eyedb.RecMode.FullRecurs);</text:p>
      <text:p text:style-name="P12"><text:soft-page-break/></text:p>
      <text:p text:style-name="P12"><text:s text:c="10"/>// Affichage d'un objet</text:p>
      <text:p text:style-name="P12"><text:s text:c="10"/>oodbms.trace();</text:p>
      <text:p text:style-name="P12"/>
      <text:p text:style-name="P12"><text:s text:c="10"/>// Fin de la transaction</text:p>
      <text:p text:style-name="P12"><text:s text:c="10"/>db.transactionCommit();</text:p>
      <text:p text:style-name="P12"><text:s text:c="6"/>}</text:p>
      <text:p text:style-name="P12"><text:s text:c="6"/>catch(org.eyedb.Exception e) {</text:p>
      <text:p text:style-name="P12"><text:s text:c="10"/>e.printStackTrace();</text:p>
      <text:p text:style-name="P12"><text:s text:c="6"/>}</text:p>
      <text:p text:style-name="P12"><text:s text:c="4"/>}</text:p>
      <text:p text:style-name="P12">}</text:p>
      <text:p text:style-name="P12">&lt;&lt;/LISTING&gt;&gt;</text:p>
      <text:p text:style-name="P12">Sauvegardez ce code dans un fichier <text:span text:style-name="T1">Test.java</text:span>, que vous pouvez ensuite compiler avec la commande :</text:p>
      <text:p text:style-name="P10">javac -cp $HOME/eyedb/install/lib/eyedb/java/eyedb.jar:. Test.java</text:p>
      <text:p text:style-name="P12">et exécuter avec la commande :</text:p>
      <text:p text:style-name="P10">java -cp $HOME/eyedb/install/lib/eyedb/java/eyedb.jar:. Test –user=XXX</text:p>
      <text:p text:style-name="P9">2929.6.260716:oid Teacher = {</text:p>
      <text:p text:style-name="P9"><text:tab/>Person::firstname = "Eric";</text:p>
      <text:p text:style-name="P9"><text:tab/>Person::lastname = "Viara";</text:p>
      <text:p text:style-name="P9">...</text:p>
      <text:p text:style-name="P12">en remplaçant XXX par votre nom d'utilisateur Unix.</text:p>
      <text:p text:style-name="Standard">N'oubliez pas de lancer le serveur EyeDB avec <text:span text:style-name="T2">eyedbctl start</text:span>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P1">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2">eyedbodl</text:span> avec l'option <text:span text:style-name="T2">–gencode=C++</text:span> :</text:p>
      <text:p text:style-name="P9">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P12">Le listing 7 donne un programme C++ simple qui utilise une base EyeDB, crée quelques objets et les stocke dans la base, de manière similaire au code OQL donné dans les listings 3 et 4. <text:span text:style-name="T6">Ce programme est assez semblable au programme Java donné dans le listing 6.</text:span></text:p>
      <text:p text:style-name="Standard">&lt;&lt;LISTING lang=C++&gt;&gt;</text:p>
      <text:p text:style-name="Standard"><text:soft-page-break/>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oft-page-break/><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text:span text:style-name="T2">eyedbodl</text:span> lors de la traduction du fichier ODL en code C++, à l'aide de la commande suivante :</text:p>
      <text:p text:style-name="P9">make -f Makefile.linuxplus client_program=test</text:p>
      <text:p text:style-name="Standard">Ceci va créer un exécutable nommé test, que vous pouvez ensuite lancer avec :</text:p>
      <text:p text:style-name="P9">./test</text:p>
      <text:p text:style-name="P9">Teacher {2906.6.826230:oid} = { </text:p>
      <text:p text:style-name="P9"><text:s text:c="8"/>Person::firstname = "Eric";</text:p>
      <text:p text:style-name="P9"><text:s text:c="8"/>Person::lastname = "Viara";</text:p>
      <text:p text:style-name="P9">...</text:p>
      <text:p text:style-name="Standard">N'oubliez pas de lancer le serveur EyeDB avec <text:span text:style-name="T2">eyedbctl start</text:span> avant de lancer votre programme.</text:p>
      <text:p text:style-name="Standard">L'interface de programmation C++ de EyeDB permet également de rechercher des objets à l'aide de requêtes OQL. Pour plus d'information, reportez-vous à la documentation de EyeD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09T22:32:23</dc:date>
    <meta:print-date>2003-07-10T16:14:58</meta:print-date>
    <meta:editing-cycles>671</meta:editing-cycles>
    <meta:editing-duration>P1DT6H14M49S</meta:editing-duration>
    <meta:user-defined meta:name="Info 1"/>
    <meta:user-defined meta:name="Info 2"/>
    <meta:user-defined meta:name="Info 3"/>
    <meta:user-defined meta:name="Info 4"/>
    <meta:document-statistic meta:table-count="0" meta:image-count="0" meta:object-count="0" meta:page-count="13" meta:paragraph-count="366" meta:word-count="3905" meta:character-count="27186"/>
  </office:meta>
</office:document-meta>
</file>